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F0000027ED58B3DE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cm" svg:height="13.575cm" draw:z-index="0"><draw:image xlink:href="Pictures/100000000000031F0000027ED58B3DE5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Pajuelo</meta:initial-creator>
    <meta:creation-date>2011-06-14T18:15:51.82</meta:creation-date>
    <meta:document-statistic meta:table-count="0" meta:image-count="1" meta:object-count="0" meta:page-count="1" meta:paragraph-count="0" meta:word-count="0" meta:character-count="0"/>
    <dc:date>2011-06-14T18:19:47.63</dc:date>
    <dc:creator>Ivan Pajuelo</dc:creator>
    <meta:editing-duration>PT00H03M58S</meta:editing-duration>
    <meta:editing-cycles>1</meta:editing-cycles>
    <meta:generator>OpenOffice.org/3.2$Win32 OpenOffice.org_project/320m18$Build-9502</meta:generator>
  </office:meta>
</office:document-meta>
</file>